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1">force_brk ? 8’h00 : </text:span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cycle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cycle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C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Z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N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V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G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2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<text:span text:style-name="T1">G_rd_data -</text:span>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00-00-00</text:date>, <text:time style:data-style-name="N2" text:time-value="17:49:18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22T22:39:11.439000000</dc:date>
    <meta:editing-duration>P5DT10H27M50S</meta:editing-duration>
    <meta:editing-cycles>456</meta:editing-cycles>
    <meta:generator>LibreOffice/7.1.2.2$Windows_X86_64 LibreOffice_project/8a45595d069ef5570103caea1b71cc9d82b2aae4</meta:generator>
    <meta:document-statistic meta:table-count="3" meta:cell-count="3859" meta:object-count="0"/>
  </office:meta>
</office:document-meta>
</file>